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 Hierarchy Diagram for CogoPy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Schrum</meta:initial-creator>
    <meta:creation-date>2016-03-02T20:06:57.89</meta:creation-date>
    <dc:date>2016-03-02T20:23:04.43</dc:date>
    <dc:creator>Paul Schrum</dc:creator>
    <meta:editing-duration>PT16M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" meta:word-count="5" meta:character-count="34"/>
  </office:meta>
</office:document-meta>
</file>